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f317" officeooo:paragraph-rsid="001af317"/>
    </style:style>
    <style:style style:name="P2" style:family="paragraph" style:parent-style-name="Standard">
      <style:text-properties officeooo:rsid="001c59d7" officeooo:paragraph-rsid="001c59d7"/>
    </style:style>
    <style:style style:name="T1" style:family="text">
      <style:text-properties officeooo:rsid="001c59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ext:p>
      <text:p text:style-name="P1">Diese Woche sind wir tiefer in den Minimax Algorithmus eingestiegen und haben uns mit diesem bestäftigt, indem wir ihn auch mit Alpha-Beta-Pruning und zum Negamax(Nullsummenspiel) erweitert haben.</text:p>
      <text:p text:style-name="P1"/>
      <text:p text:style-name="P1">ii. Interessant fand ich die Bearbeitung des Themas anhand von TicTacToe, da ich vorher schon wusste das es ein „gelöstes“ Spiel ist, welches bei optimalen Spielzügen immer unentschieden ausgeht. Fand ich sehr spaßig damit dann quasi rumzuspielen wenn man schon ein „Endergebnis“ im kopf hat zur aufgabenstellung.</text:p>
      <text:p text:style-name="P1"/>
      <text:p text:style-name="P1">iii. Den Minimax praktisch anzuwenden war sehr hilfreich und interessant, da er für mich noch nicht 100% greifbar war. Das lag an einem Beispiel aus dem Open-Classroom den ich wohl irgendwie falsch verstanden hatte, da wir da Knoten hatten die nicht beeinflusst waren durch den Finalenendknoten sondern es nach beliebigen Werten aussah(oder noch nicht angesprochenen Eval-Funktionen) dies hat mich die Woche auf jeden fall sehr verwirrt gehabt, aber durch bearbeitung des Blatts und des nochmaligen schauens des Vorlesungsvideos habe ich da klarheit reinbekommen.</text:p>
      <text:p text:style-name="P1"/>
      <text:p text:style-name="P1">iv. Gelernt habe ich die Woche wie ich einen Minimax für ein spezifisches Spiel (TicTacToe) umsetze was ihn für mich greifbarer gemacht hat, da ich am Beispiel sehen konnte wie er funktioniert und nicht einfach nur einen Baum mit „zufälligen“ Zahlen habe, den ich zwar mit Minimax auswerten kann, aber nicht weiß was genau das eigentlich bedeutet. <text:span text:style-name="T1">Auch die letzte Aufgabe mit mehr als 2 Spielern fand ich sehr aufschlussreich, da ich gemerkt habe, dass der Minimax auch dann ohne Probleme funktioniert wenn mehr als 2 Spieler vorhanden sind. Im ganzen würde ich sagen eine sehr spannende und lehrreiche woche.</text:span></text:p>
      <text:p text:style-name="P1"/>
      <text:p text:style-name="P2">v.</text:p>
      <text:p text:style-name="P2">https://github.com/Phailguy/KI_Praktika/tree/m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2T18:01:20.985656800</meta:creation-date>
    <meta:generator>LibreOffice/25.2.5.2$Windows_X86_64 LibreOffice_project/03d19516eb2e1dd5d4ccd751a0d6f35f35e08022</meta:generator>
    <dc:date>2025-11-02T18:15:59.039845100</dc:date>
    <meta:editing-duration>PT1M57S</meta:editing-duration>
    <meta:editing-cycles>1</meta:editing-cycles>
    <meta:document-statistic meta:table-count="0" meta:image-count="0" meta:object-count="0" meta:page-count="1" meta:paragraph-count="7" meta:word-count="260" meta:character-count="1734" meta:non-whitespace-character-count="1481"/>
  </office:meta>
</office:document-meta>
</file>